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5000000C4CD5D397A54D74784.jpg" manifest:media-type="image/jpeg"/>
  <manifest:file-entry manifest:full-path="Pictures/1000000000000145000000C40159575896757545.jpg" manifest:media-type="image/jpeg"/>
  <manifest:file-entry manifest:full-path="Pictures/1000000000000145000000C498447758B8BB70E5.jpg" manifest:media-type="image/jpeg"/>
  <manifest:file-entry manifest:full-path="Pictures/1000000000000145000000C4049DBA7A56E3232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92cm" svg:height="5.026cm" svg:x="2.047cm" svg:y="2cm">
          <draw:image xlink:href="Pictures/1000000000000145000000C498447758B8BB70E5.jpg" xlink:type="simple" xlink:show="embed" xlink:actuate="onLoad">
            <text:p/>
          </draw:image>
        </draw:frame>
        <draw:frame draw:style-name="gr1" draw:text-style-name="P1" draw:layer="layout" svg:width="8.486cm" svg:height="5.02cm" svg:x="2.05cm" svg:y="7.99cm">
          <draw:image xlink:href="Pictures/1000000000000145000000C4049DBA7A56E32327.jpg" xlink:type="simple" xlink:show="embed" xlink:actuate="onLoad">
            <text:p/>
          </draw:image>
        </draw:frame>
        <draw:frame draw:style-name="gr1" draw:text-style-name="P1" draw:layer="layout" svg:width="8.486cm" svg:height="5.02cm" svg:x="2.05cm" svg:y="13.703cm">
          <draw:image xlink:href="Pictures/1000000000000145000000C40159575896757545.jpg" xlink:type="simple" xlink:show="embed" xlink:actuate="onLoad">
            <text:p/>
          </draw:image>
        </draw:frame>
        <draw:frame draw:style-name="gr1" draw:text-style-name="P1" draw:layer="layout" svg:width="8.486cm" svg:height="5.02cm" svg:x="13.803cm" svg:y="2.003cm">
          <draw:image xlink:href="Pictures/1000000000000145000000C498447758B8BB70E5.jpg" xlink:type="simple" xlink:show="embed" xlink:actuate="onLoad">
            <text:p/>
          </draw:image>
        </draw:frame>
        <draw:frame draw:style-name="gr1" draw:text-style-name="P1" draw:layer="layout" svg:width="8.486cm" svg:height="5.02cm" svg:x="13.803cm" svg:y="7.99cm">
          <draw:image xlink:href="Pictures/1000000000000145000000C498447758B8BB70E5.jpg" xlink:type="simple" xlink:show="embed" xlink:actuate="onLoad">
            <text:p/>
          </draw:image>
        </draw:frame>
        <draw:frame draw:style-name="gr1" draw:text-style-name="P1" draw:layer="layout" svg:width="8.486cm" svg:height="5.02cm" svg:x="13.803cm" svg:y="13.703cm">
          <draw:image xlink:href="Pictures/1000000000000145000000C4CD5D397A54D7478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1:58:52.457081238</meta:creation-date>
    <dc:date>2018-05-11T15:23:00.675183590</dc:date>
    <dc:creator>Dirk Schanz</dc:creator>
    <meta:editing-duration>PT20M29S</meta:editing-duration>
    <meta:editing-cycles>4</meta:editing-cycles>
    <meta:generator>LibreOffice/6.0.3.2$Linux_X86_64 LibreOffice_project/00m0$Build-2</meta:generator>
    <meta:document-statistic meta:object-count="6"/>
  </office:meta>
</office:document-meta>
</file>